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Arial"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ent-style-name="Standard">
      <style:text-properties style:font-name="Arial" fo:font-size="8pt" officeooo:paragraph-rsid="0006d891" style:font-size-asian="8pt" style:font-size-complex="8pt"/>
    </style:style>
    <style:style style:name="P3" style:family="paragraph" style:parent-style-name="Text_20_body">
      <style:text-properties style:font-name="Arial" fo:font-size="8pt" style:font-size-asian="8pt" style:font-size-complex="8pt"/>
    </style:style>
    <style:style style:name="P4" style:family="paragraph" style:parent-style-name="Text_20_body">
      <style:text-properties style:font-name="Arial" fo:font-size="8pt" officeooo:paragraph-rsid="0006d891" style:font-size-asian="8pt" style:font-size-complex="8pt"/>
    </style:style>
    <style:style style:name="P5" style:family="paragraph" style:parent-style-name="Text_20_body">
      <style:text-properties style:font-name="Arial" fo:font-size="8pt" fo:font-style="italic" officeooo:paragraph-rsid="0007e6b8" style:font-size-asian="8pt" style:font-style-asian="italic" style:font-size-complex="8pt" style:font-style-complex="italic"/>
    </style:style>
    <style:style style:name="P6" style:family="paragraph">
      <style:paragraph-properties fo:text-align="start"/>
      <style:text-properties fo:font-variant="normal" fo:text-transform="none" style:text-line-through-style="none" style:text-line-through-type="none" fo:font-family="Arial" style:font-style-name="Standard" style:font-pitch="variable" fo:font-size="7pt" fo:font-style="normal" style:text-underline-style="none" fo:font-weight="normal" fo:background-color="transparent"/>
    </style:style>
    <style:style style:name="P7" style:family="paragraph">
      <style:paragraph-properties fo:text-align="start"/>
      <style:text-properties style:text-line-through-style="none" style:text-line-through-type="none" fo:font-family="Arial" style:font-style-name="Standard" style:font-pitch="variable" fo:font-size="7pt" fo:font-style="normal" style:text-underline-style="none" fo:font-weight="normal"/>
    </style:style>
    <style:style style:name="T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scale="100%" style:font-relief="non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7" style:family="text">
      <style:text-properties fo:font-style="italic" style:font-style-asian="italic" style:font-style-complex="italic"/>
    </style:style>
    <style:style style:name="gr1" style:family="graphic">
      <style:graphic-properties fo:border="solid" style:wrap="run-through" style:number-wrapped-paragraphs="no-limit" style:vertical-pos="middle" style:vertical-rel="line" style:horizontal-pos="from-left" style:horizontal-rel="paragraph"/>
    </style:style>
    <style:style style:name="gr2" style:family="graphic" style:data-style-name="C10107">
      <style:graphic-properties fo:border="solid" style:wrap="run-through" style:number-wrapped-paragraphs="no-limit" style:vertical-pos="middle" style:vertical-rel="line" style:horizontal-pos="from-left" style:horizontal-rel="paragraph"/>
    </style:style>
    <style:style style:name="gr3" style:family="graphic">
      <style:graphic-properties fo:border="solid" style:wrap="run-through" style:number-wrapped-paragraphs="no-limit" style:vertical-pos="from-top" style:horizontal-pos="from-left" style:horizontal-rel="paragraph"/>
    </style:style>
    <style:style style:name="gr4" style:family="graphic">
      <style:graphic-properties fo:border="solid" style:wrap="run-through" style:number-wrapped-paragraphs="no-limit" style:vertical-pos="from-top" style:vertical-rel="paragraph" style:horizontal-pos="from-left" style:horizontal-rel="paragraph"/>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Name applicant"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project"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orm:control-implementation="ooo:com.sun.star.form.component.DateField" xml:id="control3" form:id="control3" form:min-value="1800-01-01"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ies>
          </form:date>
          <form:textarea form:name="summary" form:control-implementation="ooo:com.sun.star.form.component.TextField" xml:id="control4" form:id="control4" form:max-length="40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background" form:control-implementation="ooo:com.sun.star.form.component.TextField" xml:id="control5" form:id="control5" form:max-length="200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project" form:control-implementation="ooo:com.sun.star.form.component.TextField" xml:id="control6" form:id="control6" form:max-length="300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plan" form:control-implementation="ooo:com.sun.star.form.component.TextField" xml:id="control7" form:id="control7" form:max-length="200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SD PROBONO SUBMISSION FORM</text:h>
      <text:p text:style-name="P4"><text:bookmark text:name="docs-internal-guid-eb59b614-2c36-037d-b0b3-4d3a98550455"/><text:span text:style-name="T3">Name of the Applicant</text:span><text:span text:style-name="T4">: </text:span><text:span text:style-name="T5">(your name)</text:span></text:p>
      <text:p text:style-name="P4"><text:span text:style-name="T5"><draw:control text:anchor-type="as-char" draw:z-index="0" draw:name="Forma1" draw:style-name="gr1" draw:text-style-name="P6" svg:width="17.001cm" svg:height="0.5cm" draw:control="control1"/></text:span></text:p>
      <text:p text:style-name="P3"><text:span text:style-name="T3">Name of the Project</text:span><text:span text:style-name="T4">:  </text:span><text:span text:style-name="T5">(the name of your project, if available)</text:span></text:p>
      <text:p text:style-name="P3"><text:span text:style-name="T5"><draw:control text:anchor-type="as-char" draw:z-index="1" draw:name="Forma2" draw:style-name="gr1" draw:text-style-name="P6" svg:width="17.001cm" svg:height="0.5cm" draw:control="control2"/></text:span></text:p>
      <text:p text:style-name="P3"><text:span text:style-name="T3">Application Date</text:span><text:span text:style-name="T4">: </text:span><text:span text:style-name="T5">(the date you submit the present application form)</text:span></text:p>
      <text:p text:style-name="P3"><text:span text:style-name="T5"><draw:control text:anchor-type="as-char" draw:z-index="2" draw:name="Forma3" draw:style-name="gr2" draw:text-style-name="P7" svg:width="7.501cm" svg:height="0.5cm" draw:control="control3"/></text:span></text:p>
      <text:h text:style-name="Heading_20_3" text:outline-level="3">SUMMARY</text:h>
      <text:p text:style-name="P3"><text:span text:style-name="T5">A brief description of the project. This should include what this project is about and its mission. Do not exceed </text:span><text:span text:style-name="T6">400 characters</text:span><text:span text:style-name="T2"> </text:span><text:span text:style-name="T5">(space included)</text:span></text:p>
      <text:p text:style-name="P3"><draw:control text:anchor-type="as-char" draw:z-index="3" draw:name="Forma4" draw:style-name="gr1" draw:text-style-name="P6" svg:width="16.991cm" svg:height="5.001cm" draw:control="control4"/></text:p>
      <text:h text:style-name="Heading_20_3" text:outline-level="3">BACKGROUND </text:h>
      <text:p text:style-name="P3"><text:span text:style-name="T7">A description of the mission and its value. i.e why it is important to accomplish it. This should include also the social and economical context in which your project operates.</text:span> </text:p>
      <text:p text:style-name="P3"><text:span text:style-name="T5">Do not exceed </text:span><text:span text:style-name="T6">2000 characters</text:span><text:span text:style-name="T2"> </text:span><text:span text:style-name="T5">(space included)</text:span></text:p>
      <text:p text:style-name="P2"><draw:control text:anchor-type="as-char" svg:y="-4.568cm" draw:z-index="4" draw:name="Forma5" draw:style-name="gr3" draw:text-style-name="P6" svg:width="17.001cm" svg:height="9.501cm" draw:control="control5"/></text:p>
      <text:h text:style-name="Heading_20_3" text:outline-level="3"><text:soft-page-break/>PROJECT</text:h>
      <text:p text:style-name="P5">A description of how you want to accomplish your mission. This should include the required asset (whether human, technical or digital), who will benefit from your work (customer segments) and the operations through which you will deliver value to your audience. </text:p>
      <text:p text:style-name="P5">(If available, please include a Business Model Canvas with your application form). Do not exceed 3000 characters (space included)</text:p>
      <text:p text:style-name="P3"><draw:control text:anchor-type="as-char" draw:z-index="5" draw:name="Forma6" draw:style-name="gr1" draw:text-style-name="P6" svg:width="17.001cm" svg:height="15.001cm" draw:control="control6"/></text:p>
      <text:h text:style-name="Heading_20_2" text:outline-level="2"><text:span text:style-name="T4">PLAN </text:span><text:span text:style-name="T5">(if available)</text:span></text:h>
      <text:p text:style-name="P3">A description of the timeline of the project. This should include a clear, though not definitive, time map for each task that you will need to accomplish. Do not exceed 2000 characters (space included)</text:p>
      <text:p text:style-name="P3"><draw:control text:anchor-type="paragraph" draw:z-index="6" draw:name="Forma7" draw:style-name="gr4" draw:text-style-name="P6" svg:width="17.001cm" svg:height="5.601cm" svg:x="0.023cm" svg:y="-0.002cm" draw:control="control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Arial"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16:04:32.907916000</meta:creation-date>
    <dc:date>2016-12-23T16:25:33.197869000</dc:date>
    <meta:editing-duration>PT8S</meta:editing-duration>
    <meta:editing-cycles>1</meta:editing-cycles>
    <meta:document-statistic meta:table-count="0" meta:image-count="0" meta:object-count="0" meta:page-count="2" meta:paragraph-count="20" meta:word-count="192" meta:character-count="1195" meta:non-whitespace-character-count="1013"/>
    <meta:generator>LibreOffice/5.2.4.2$MacOSX_X86_64 LibreOffice_project/3d5603e1122f0f102b62521720ab13a38a4e0eb0</meta:generator>
  </office:meta>
</office:document-meta>
</file>